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iberation Serif1" svg:font-family="'Liberation Serif'" style:font-family-generic="roman"/>
    <style:font-face style:name="Cantarell" svg:font-family="Cantarell" style:font-family-generic="swiss"/>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Cantarell1" svg:font-family="Cantarel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officeooo:rsid="007df394" officeooo:paragraph-rsid="007df394"/>
    </style:style>
    <style:style style:name="P2" style:family="paragraph" style:parent-style-name="Standard">
      <style:text-properties officeooo:paragraph-rsid="0023452a"/>
    </style:style>
    <style:style style:name="P3" style:family="paragraph" style:parent-style-name="Standard">
      <style:text-properties officeooo:rsid="003a24fa" officeooo:paragraph-rsid="003a24fa"/>
    </style:style>
    <style:style style:name="P4" style:family="paragraph" style:parent-style-name="Text_20_body">
      <style:text-properties officeooo:paragraph-rsid="0014cec0"/>
    </style:style>
    <style:style style:name="P5" style:family="paragraph" style:parent-style-name="Text_20_body">
      <style:text-properties officeooo:rsid="0062bca3" officeooo:paragraph-rsid="0062bca3"/>
    </style:style>
    <style:style style:name="P6" style:family="paragraph" style:parent-style-name="Text_20_body">
      <style:text-properties officeooo:rsid="00652479" officeooo:paragraph-rsid="00671be3"/>
    </style:style>
    <style:style style:name="P7" style:family="paragraph" style:parent-style-name="Text_20_body">
      <style:text-properties officeooo:rsid="0068c269" officeooo:paragraph-rsid="00671be3"/>
    </style:style>
    <style:style style:name="P8" style:family="paragraph" style:parent-style-name="Text_20_body">
      <style:text-properties officeooo:rsid="006bb4bb" officeooo:paragraph-rsid="006bb4bb"/>
    </style:style>
    <style:style style:name="P9" style:family="paragraph" style:parent-style-name="Text_20_body">
      <style:paragraph-properties fo:text-align="center" style:justify-single-word="false"/>
      <style:text-properties officeooo:rsid="0077bb09" officeooo:paragraph-rsid="0077bb09"/>
    </style:style>
    <style:style style:name="P10" style:family="paragraph" style:parent-style-name="Text_20_body">
      <style:paragraph-properties fo:break-before="page"/>
      <style:text-properties officeooo:paragraph-rsid="0014cec0"/>
    </style:style>
    <style:style style:name="P11" style:family="paragraph" style:parent-style-name="Contents_20_2">
      <style:paragraph-properties>
        <style:tab-stops>
          <style:tab-stop style:position="6.6929in" style:type="right" style:leader-style="dotted" style:leader-text="."/>
        </style:tab-stops>
      </style:paragraph-properties>
    </style:style>
    <style:style style:name="P12" style:family="paragraph" style:parent-style-name="Contents_20_3">
      <style:paragraph-properties>
        <style:tab-stops>
          <style:tab-stop style:position="6.6929in" style:type="right" style:leader-style="dotted" style:leader-text="."/>
        </style:tab-stops>
      </style:paragraph-properties>
    </style:style>
    <style:style style:name="P13" style:family="paragraph" style:parent-style-name="Standard" style:list-style-name="L1">
      <style:text-properties officeooo:paragraph-rsid="003c6abb"/>
    </style:style>
    <style:style style:name="P14" style:family="paragraph" style:parent-style-name="Standard" style:list-style-name="L1">
      <style:text-properties officeooo:rsid="00132f4b" officeooo:paragraph-rsid="003c6abb"/>
    </style:style>
    <style:style style:name="P15" style:family="paragraph" style:parent-style-name="Standard" style:list-style-name="L1">
      <style:text-properties officeooo:rsid="00132f4b" officeooo:paragraph-rsid="002795f0"/>
    </style:style>
    <style:style style:name="P16" style:family="paragraph" style:parent-style-name="Standard" style:list-style-name="L2">
      <style:text-properties officeooo:rsid="00132f4b" officeooo:paragraph-rsid="001be585"/>
    </style:style>
    <style:style style:name="P17" style:family="paragraph" style:parent-style-name="Standard" style:list-style-name="L2">
      <style:text-properties officeooo:rsid="00132f4b" officeooo:paragraph-rsid="007e3d11"/>
    </style:style>
    <style:style style:name="P18" style:family="paragraph" style:parent-style-name="Standard" style:list-style-name="L2">
      <style:text-properties officeooo:rsid="00132f4b" officeooo:paragraph-rsid="00132f4b"/>
    </style:style>
    <style:style style:name="P19" style:family="paragraph" style:parent-style-name="Standard" style:list-style-name="L9">
      <style:text-properties officeooo:rsid="00132f4b" officeooo:paragraph-rsid="002cb9f1"/>
    </style:style>
    <style:style style:name="P20" style:family="paragraph" style:parent-style-name="Standard" style:list-style-name="L10">
      <style:text-properties officeooo:rsid="00132f4b" officeooo:paragraph-rsid="003a24fa"/>
    </style:style>
    <style:style style:name="P21" style:family="paragraph" style:parent-style-name="Standard" style:list-style-name="L12">
      <style:text-properties officeooo:rsid="00132f4b" officeooo:paragraph-rsid="00462039"/>
    </style:style>
    <style:style style:name="P22" style:family="paragraph" style:parent-style-name="Standard" style:list-style-name="L12">
      <style:text-properties officeooo:rsid="00132f4b" officeooo:paragraph-rsid="00132f4b"/>
    </style:style>
    <style:style style:name="P23" style:family="paragraph" style:parent-style-name="Standard" style:list-style-name="L1">
      <style:text-properties officeooo:rsid="0026956b" officeooo:paragraph-rsid="002795f0"/>
    </style:style>
    <style:style style:name="P24" style:family="paragraph" style:parent-style-name="Standard" style:list-style-name="L1">
      <style:text-properties officeooo:rsid="00295434" officeooo:paragraph-rsid="00295434"/>
    </style:style>
    <style:style style:name="P25" style:family="paragraph" style:parent-style-name="Standard" style:list-style-name="L1">
      <style:text-properties officeooo:rsid="00295434" officeooo:paragraph-rsid="0027c68b"/>
    </style:style>
    <style:style style:name="P26" style:family="paragraph" style:parent-style-name="Standard" style:list-style-name="L1">
      <style:text-properties officeooo:rsid="002795f0" officeooo:paragraph-rsid="002795f0"/>
    </style:style>
    <style:style style:name="P27" style:family="paragraph" style:parent-style-name="Standard" style:list-style-name="L1">
      <style:text-properties officeooo:rsid="0081a135" officeooo:paragraph-rsid="0081a135"/>
    </style:style>
    <style:style style:name="P28" style:family="paragraph" style:parent-style-name="Standard" style:list-style-name="L7">
      <style:text-properties officeooo:paragraph-rsid="00132f4b"/>
    </style:style>
    <style:style style:name="P29" style:family="paragraph" style:parent-style-name="Standard" style:list-style-name="L9">
      <style:text-properties officeooo:rsid="0061010c" officeooo:paragraph-rsid="0061010c"/>
    </style:style>
    <style:style style:name="P30" style:family="paragraph" style:parent-style-name="Standard" style:list-style-name="L9">
      <style:text-properties officeooo:rsid="0061f2b1" officeooo:paragraph-rsid="0061f2b1"/>
    </style:style>
    <style:style style:name="P31" style:family="paragraph" style:parent-style-name="Standard" style:list-style-name="L10">
      <style:text-properties officeooo:paragraph-rsid="003a24fa"/>
    </style:style>
    <style:style style:name="P32" style:family="paragraph" style:parent-style-name="Standard" style:list-style-name="L10">
      <style:text-properties officeooo:paragraph-rsid="00132f4b"/>
    </style:style>
    <style:style style:name="P33" style:family="paragraph" style:parent-style-name="Standard" style:list-style-name="L10">
      <style:text-properties officeooo:rsid="0052cd8d" officeooo:paragraph-rsid="0052cd8d"/>
    </style:style>
    <style:style style:name="P34" style:family="paragraph" style:parent-style-name="Standard" style:list-style-name="L10">
      <style:text-properties officeooo:rsid="0040247d" officeooo:paragraph-rsid="0052cd8d"/>
    </style:style>
    <style:style style:name="P35" style:family="paragraph" style:parent-style-name="Standard" style:list-style-name="L10">
      <style:text-properties officeooo:rsid="0040247d" officeooo:paragraph-rsid="0040247d"/>
    </style:style>
    <style:style style:name="P36" style:family="paragraph" style:parent-style-name="Standard" style:list-style-name="L12">
      <style:text-properties officeooo:paragraph-rsid="0037911a"/>
    </style:style>
    <style:style style:name="P37" style:family="paragraph" style:parent-style-name="Standard" style:list-style-name="L12">
      <style:text-properties officeooo:paragraph-rsid="00132f4b"/>
    </style:style>
    <style:style style:name="P38" style:family="paragraph" style:parent-style-name="Standard" style:list-style-name="L12">
      <style:text-properties officeooo:rsid="003c6abb" officeooo:paragraph-rsid="003c6abb"/>
    </style:style>
    <style:style style:name="P39" style:family="paragraph" style:parent-style-name="Standard" style:list-style-name="L12">
      <style:text-properties officeooo:rsid="003c6abb" officeooo:paragraph-rsid="003e077a"/>
    </style:style>
    <style:style style:name="P40" style:family="paragraph" style:parent-style-name="Standard" style:list-style-name="L12">
      <style:text-properties officeooo:rsid="004441df" officeooo:paragraph-rsid="004441df"/>
    </style:style>
    <style:style style:name="P41" style:family="paragraph" style:parent-style-name="Standard" style:list-style-name="L12">
      <style:text-properties officeooo:rsid="008394fb" officeooo:paragraph-rsid="008394fb"/>
    </style:style>
    <style:style style:name="P42" style:family="paragraph" style:parent-style-name="Standard" style:list-style-name="L12">
      <style:text-properties officeooo:rsid="005996e2" officeooo:paragraph-rsid="005996e2"/>
    </style:style>
    <style:style style:name="P43" style:family="paragraph" style:parent-style-name="Standard" style:list-style-name="L12">
      <style:text-properties officeooo:rsid="004d61d7" officeooo:paragraph-rsid="00515d2f"/>
    </style:style>
    <style:style style:name="P44" style:family="paragraph" style:parent-style-name="Standard" style:list-style-name="L12">
      <style:text-properties officeooo:rsid="005b5e45" officeooo:paragraph-rsid="005b5e45"/>
    </style:style>
    <style:style style:name="P45" style:family="paragraph" style:parent-style-name="Standard" style:list-style-name="L12">
      <style:text-properties officeooo:rsid="0083e20e" officeooo:paragraph-rsid="0083e20e"/>
    </style:style>
    <style:style style:name="P46" style:family="paragraph" style:parent-style-name="Standard" style:list-style-name="L18">
      <style:text-properties officeooo:rsid="003a24fa" officeooo:paragraph-rsid="003a24fa"/>
    </style:style>
    <style:style style:name="P47" style:family="paragraph" style:parent-style-name="Text_20_body" style:list-style-name="L3">
      <style:text-properties officeooo:rsid="002989a2" officeooo:paragraph-rsid="002989a2"/>
    </style:style>
    <style:style style:name="P48" style:family="paragraph" style:parent-style-name="Text_20_body" style:list-style-name="L4">
      <style:text-properties officeooo:rsid="00132f4b" officeooo:paragraph-rsid="00132f4b"/>
    </style:style>
    <style:style style:name="P49" style:family="paragraph" style:parent-style-name="Text_20_body" style:list-style-name="L5"/>
    <style:style style:name="P50" style:family="paragraph" style:parent-style-name="Text_20_body" style:list-style-name="L6">
      <style:text-properties officeooo:paragraph-rsid="002989a2"/>
    </style:style>
    <style:style style:name="P51" style:family="paragraph" style:parent-style-name="Text_20_body" style:list-style-name="L6">
      <style:text-properties officeooo:paragraph-rsid="00826e24"/>
    </style:style>
    <style:style style:name="P52" style:family="paragraph" style:parent-style-name="Text_20_body" style:list-style-name="L6">
      <style:text-properties officeooo:rsid="00515d2f" officeooo:paragraph-rsid="00515d2f"/>
    </style:style>
    <style:style style:name="P53" style:family="paragraph" style:parent-style-name="Text_20_body" style:list-style-name="L14">
      <style:text-properties officeooo:rsid="00515d2f" officeooo:paragraph-rsid="00548dbe"/>
    </style:style>
    <style:style style:name="P54" style:family="paragraph" style:parent-style-name="Text_20_body" style:list-style-name="L7">
      <style:text-properties officeooo:paragraph-rsid="002bc126"/>
    </style:style>
    <style:style style:name="P55" style:family="paragraph" style:parent-style-name="Text_20_body" style:list-style-name="L8"/>
    <style:style style:name="P56" style:family="paragraph" style:parent-style-name="Text_20_body" style:list-style-name="L8">
      <style:text-properties officeooo:paragraph-rsid="003e9bab"/>
    </style:style>
    <style:style style:name="P57" style:family="paragraph" style:parent-style-name="Text_20_body" style:list-style-name="L8">
      <style:text-properties officeooo:rsid="003e9bab" officeooo:paragraph-rsid="008394fb"/>
    </style:style>
    <style:style style:name="P58" style:family="paragraph" style:parent-style-name="Text_20_body" style:list-style-name="L8">
      <style:text-properties officeooo:rsid="003ee8c9" officeooo:paragraph-rsid="003ee8c9"/>
    </style:style>
    <style:style style:name="P59" style:family="paragraph" style:parent-style-name="Text_20_body" style:list-style-name="L8">
      <style:text-properties officeooo:rsid="0085da8b" officeooo:paragraph-rsid="0085da8b"/>
    </style:style>
    <style:style style:name="P60" style:family="paragraph" style:parent-style-name="Text_20_body" style:list-style-name="L13">
      <style:text-properties officeooo:rsid="0040247d" officeooo:paragraph-rsid="0040247d"/>
    </style:style>
    <style:style style:name="P61" style:family="paragraph" style:parent-style-name="Text_20_body" style:list-style-name="L13">
      <style:text-properties officeooo:rsid="0040247d" officeooo:paragraph-rsid="0041e81d"/>
    </style:style>
    <style:style style:name="P62" style:family="paragraph" style:parent-style-name="Text_20_body" style:list-style-name="L13">
      <style:text-properties officeooo:rsid="00426375" officeooo:paragraph-rsid="00426375"/>
    </style:style>
    <style:style style:name="P63" style:family="paragraph" style:parent-style-name="Text_20_body" style:list-style-name="L14">
      <style:text-properties officeooo:rsid="00475cfd" officeooo:paragraph-rsid="00548dbe"/>
    </style:style>
    <style:style style:name="P64" style:family="paragraph" style:parent-style-name="Text_20_body" style:list-style-name="L14">
      <style:text-properties officeooo:rsid="00548dbe" officeooo:paragraph-rsid="00548dbe"/>
    </style:style>
    <style:style style:name="P65" style:family="paragraph" style:parent-style-name="Text_20_body" style:list-style-name="L14">
      <style:text-properties officeooo:rsid="004bf8a3" officeooo:paragraph-rsid="0055a4d6"/>
    </style:style>
    <style:style style:name="P66" style:family="paragraph" style:parent-style-name="Text_20_body" style:list-style-name="L14">
      <style:text-properties officeooo:rsid="004bf8a3" officeooo:paragraph-rsid="00515d2f"/>
    </style:style>
    <style:style style:name="P67" style:family="paragraph" style:parent-style-name="Text_20_body" style:list-style-name="L14">
      <style:text-properties officeooo:rsid="00484466" officeooo:paragraph-rsid="00515d2f"/>
    </style:style>
    <style:style style:name="P68" style:family="paragraph" style:parent-style-name="Text_20_body" style:list-style-name="L14">
      <style:text-properties officeooo:rsid="0056df12" officeooo:paragraph-rsid="0056df12"/>
    </style:style>
    <style:style style:name="P69" style:family="paragraph" style:parent-style-name="Text_20_body" style:list-style-name="L15">
      <style:text-properties officeooo:paragraph-rsid="00390ca4"/>
    </style:style>
    <style:style style:name="P70" style:family="paragraph" style:parent-style-name="Text_20_body" style:list-style-name="L15">
      <style:text-properties officeooo:rsid="0060739e" officeooo:paragraph-rsid="00799bd9"/>
    </style:style>
    <style:style style:name="P71" style:family="paragraph" style:parent-style-name="Text_20_body" style:list-style-name="L15">
      <style:text-properties officeooo:rsid="0061010c" officeooo:paragraph-rsid="0061010c"/>
    </style:style>
    <style:style style:name="P72" style:family="paragraph" style:parent-style-name="Text_20_body" style:list-style-name="L15">
      <style:text-properties officeooo:rsid="00402666" officeooo:paragraph-rsid="00402666"/>
    </style:style>
    <style:style style:name="P73" style:family="paragraph" style:parent-style-name="Text_20_body" style:list-style-name="L16">
      <style:text-properties officeooo:rsid="00402666" officeooo:paragraph-rsid="005996e2"/>
    </style:style>
    <style:style style:name="P74" style:family="paragraph" style:parent-style-name="Text_20_body" style:list-style-name="L16">
      <style:text-properties officeooo:rsid="00462039" officeooo:paragraph-rsid="00462039"/>
    </style:style>
    <style:style style:name="P75" style:family="paragraph" style:parent-style-name="Text_20_body" style:list-style-name="L16">
      <style:text-properties officeooo:rsid="00743e15" officeooo:paragraph-rsid="00743e15"/>
    </style:style>
    <style:style style:name="P76" style:family="paragraph" style:parent-style-name="Text_20_body" style:list-style-name="L17">
      <style:text-properties officeooo:rsid="00743e15" officeooo:paragraph-rsid="00743e15"/>
    </style:style>
    <style:style style:name="P77" style:family="paragraph" style:parent-style-name="Text_20_body" style:list-style-name="L16">
      <style:text-properties officeooo:rsid="00415261" officeooo:paragraph-rsid="00415261"/>
    </style:style>
    <style:style style:name="P78" style:family="paragraph" style:parent-style-name="Text_20_body" style:list-style-name="L16">
      <style:text-properties officeooo:rsid="005996e2" officeooo:paragraph-rsid="005996e2"/>
    </style:style>
    <style:style style:name="P79" style:family="paragraph" style:parent-style-name="Text_20_body">
      <style:text-properties officeooo:rsid="0075fc96" officeooo:paragraph-rsid="0075fc96"/>
    </style:style>
    <style:style style:name="P80" style:family="paragraph" style:parent-style-name="Text_20_body" style:list-style-name="L11">
      <style:paragraph-properties fo:margin-top="0in" fo:margin-bottom="0in" style:contextual-spacing="false"/>
      <style:text-properties officeooo:rsid="008394fb" officeooo:paragraph-rsid="008394fb"/>
    </style:style>
    <style:style style:name="P81" style:family="paragraph" style:parent-style-name="Text_20_body" style:list-style-name="L11">
      <style:paragraph-properties fo:margin-top="0in" fo:margin-bottom="0in" style:contextual-spacing="false"/>
    </style:style>
    <style:style style:name="P82" style:family="paragraph" style:parent-style-name="Text_20_body" style:list-style-name="L11">
      <style:paragraph-properties fo:margin-top="0in" fo:margin-bottom="0in" style:contextual-spacing="false"/>
      <style:text-properties officeooo:paragraph-rsid="00301138"/>
    </style:style>
    <style:style style:name="P83" style:family="paragraph" style:parent-style-name="Text_20_body" style:list-style-name="L11">
      <style:paragraph-properties fo:margin-top="0in" fo:margin-bottom="0in" style:contextual-spacing="false"/>
      <style:text-properties officeooo:paragraph-rsid="007044d1" fo:background-color="transparent"/>
    </style:style>
    <style:style style:name="P84" style:family="paragraph" style:parent-style-name="Heading_20_2">
      <style:text-properties officeooo:paragraph-rsid="0075fc96"/>
    </style:style>
    <style:style style:name="P85" style:family="paragraph" style:parent-style-name="Heading_20_2">
      <style:text-properties officeooo:paragraph-rsid="001be585"/>
    </style:style>
    <style:style style:name="P86" style:family="paragraph" style:parent-style-name="Heading_20_2">
      <style:text-properties officeooo:paragraph-rsid="003a24fa"/>
    </style:style>
    <style:style style:name="P87" style:family="paragraph" style:parent-style-name="Heading_20_2">
      <style:text-properties officeooo:paragraph-rsid="003e077a"/>
    </style:style>
    <style:style style:name="P88" style:family="paragraph" style:parent-style-name="Heading_20_2">
      <style:text-properties officeooo:rsid="00475cfd" officeooo:paragraph-rsid="00515d2f"/>
    </style:style>
    <style:style style:name="P89" style:family="paragraph" style:parent-style-name="Heading_20_2">
      <style:paragraph-properties fo:break-before="page"/>
    </style:style>
    <style:style style:name="P9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32f4b"/>
    </style:style>
    <style:style style:name="T2" style:family="text">
      <style:text-properties fo:font-weight="bold"/>
    </style:style>
    <style:style style:name="T3" style:family="text">
      <style:text-properties fo:font-weight="bold" officeooo:rsid="00223366"/>
    </style:style>
    <style:style style:name="T4" style:family="text">
      <style:text-properties officeooo:rsid="00188d29"/>
    </style:style>
    <style:style style:name="T5" style:family="text">
      <style:text-properties fo:font-style="italic" style:text-underline-style="none" fo:font-weight="normal" officeooo:rsid="00188d29" style:font-style-asian="italic" style:font-weight-asian="normal" style:font-style-complex="italic" style:font-weight-complex="normal"/>
    </style:style>
    <style:style style:name="T6" style:family="text">
      <style:text-properties fo:font-style="italic" style:text-underline-style="none" fo:font-weight="normal" officeooo:rsid="00132f4b" style:font-style-asian="italic" style:font-weight-asian="normal" style:font-style-complex="italic" style:font-weight-complex="normal"/>
    </style:style>
    <style:style style:name="T7" style:family="text">
      <style:text-properties fo:font-style="italic" style:text-underline-style="none" fo:font-weight="normal" officeooo:rsid="00223366" style:font-style-asian="italic" style:font-weight-asian="normal" style:font-style-complex="italic" style:font-weight-complex="normal"/>
    </style:style>
    <style:style style:name="T8" style:family="text">
      <style:text-properties fo:font-style="italic" style:text-underline-style="none" fo:font-weight="normal" officeooo:rsid="0023452a" style:font-style-asian="italic" style:font-weight-asian="normal" style:font-style-complex="italic" style:font-weight-complex="normal"/>
    </style:style>
    <style:style style:name="T9" style:family="text">
      <style:text-properties fo:font-style="italic" officeooo:rsid="00132f4b" style:font-style-asian="italic" style:font-style-complex="italic"/>
    </style:style>
    <style:style style:name="T10" style:family="text">
      <style:text-properties fo:font-style="italic" officeooo:rsid="0023452a" style:font-style-asian="italic" style:font-style-complex="italic"/>
    </style:style>
    <style:style style:name="T11" style:family="text">
      <style:text-properties officeooo:rsid="0023452a"/>
    </style:style>
    <style:style style:name="T12" style:family="text">
      <style:text-properties fo:color="#000000" style:font-name="Liberation Serif1" fo:font-style="italic" style:text-underline-style="none" fo:font-weight="normal" officeooo:rsid="0023452a" style:font-style-asian="italic" style:font-weight-asian="normal" style:font-style-complex="italic" style:font-weight-complex="normal"/>
    </style:style>
    <style:style style:name="T13" style:family="text">
      <style:text-properties officeooo:rsid="002795f0"/>
    </style:style>
    <style:style style:name="T14" style:family="text">
      <style:text-properties officeooo:rsid="0027c68b"/>
    </style:style>
    <style:style style:name="T15" style:family="text">
      <style:text-properties officeooo:rsid="0029e7d7"/>
    </style:style>
    <style:style style:name="T16" style:family="text">
      <style:text-properties officeooo:rsid="002f58c9"/>
    </style:style>
    <style:style style:name="T17" style:family="text">
      <style:text-properties officeooo:rsid="00310a83"/>
    </style:style>
    <style:style style:name="T18" style:family="text">
      <style:text-properties officeooo:rsid="00330a2b"/>
    </style:style>
    <style:style style:name="T19" style:family="text">
      <style:text-properties officeooo:rsid="0035af7f"/>
    </style:style>
    <style:style style:name="T20" style:family="text">
      <style:text-properties officeooo:rsid="0037911a"/>
    </style:style>
    <style:style style:name="T21" style:family="text">
      <style:text-properties officeooo:rsid="00390ca4"/>
    </style:style>
    <style:style style:name="T22" style:family="text">
      <style:text-properties officeooo:rsid="003a24fa"/>
    </style:style>
    <style:style style:name="T23" style:family="text">
      <style:text-properties officeooo:rsid="003c5694"/>
    </style:style>
    <style:style style:name="T24" style:family="text">
      <style:text-properties officeooo:rsid="003e077a"/>
    </style:style>
    <style:style style:name="T25" style:family="text">
      <style:text-properties officeooo:rsid="003e9bab"/>
    </style:style>
    <style:style style:name="T26" style:family="text">
      <style:text-properties officeooo:rsid="003ee8c9"/>
    </style:style>
    <style:style style:name="T27" style:family="text">
      <style:text-properties officeooo:rsid="003fdcd1"/>
    </style:style>
    <style:style style:name="T28" style:family="text">
      <style:text-properties officeooo:rsid="0040247d"/>
    </style:style>
    <style:style style:name="T29" style:family="text">
      <style:text-properties officeooo:rsid="00402666"/>
    </style:style>
    <style:style style:name="T30" style:family="text">
      <style:text-properties officeooo:rsid="00415261"/>
    </style:style>
    <style:style style:name="T31" style:family="text">
      <style:text-properties officeooo:rsid="0041e81d"/>
    </style:style>
    <style:style style:name="T32" style:family="text">
      <style:text-properties officeooo:rsid="004441df"/>
    </style:style>
    <style:style style:name="T33" style:family="text">
      <style:text-properties officeooo:rsid="004528e2"/>
    </style:style>
    <style:style style:name="T34" style:family="text">
      <style:text-properties officeooo:rsid="00462039"/>
    </style:style>
    <style:style style:name="T35" style:family="text">
      <style:text-properties officeooo:rsid="0047583b"/>
    </style:style>
    <style:style style:name="T36" style:family="text">
      <style:text-properties officeooo:rsid="00475cfd"/>
    </style:style>
    <style:style style:name="T37" style:family="text">
      <style:text-properties officeooo:rsid="00484466"/>
    </style:style>
    <style:style style:name="T38" style:family="text">
      <style:text-properties officeooo:rsid="004a1e7d"/>
    </style:style>
    <style:style style:name="T39" style:family="text">
      <style:text-properties officeooo:rsid="004bf8a3"/>
    </style:style>
    <style:style style:name="T40" style:family="text">
      <style:text-properties officeooo:rsid="004d61d7"/>
    </style:style>
    <style:style style:name="T41" style:family="text">
      <style:text-properties officeooo:rsid="004e0aee"/>
    </style:style>
    <style:style style:name="T42" style:family="text">
      <style:text-properties officeooo:rsid="004ff08e"/>
    </style:style>
    <style:style style:name="T43" style:family="text">
      <style:text-properties officeooo:rsid="00515d2f"/>
    </style:style>
    <style:style style:name="T44" style:family="text">
      <style:text-properties officeooo:rsid="0051aba9"/>
    </style:style>
    <style:style style:name="T45" style:family="text">
      <style:text-properties officeooo:rsid="0052cd8d"/>
    </style:style>
    <style:style style:name="T46" style:family="text">
      <style:text-properties officeooo:rsid="0055a4d6"/>
    </style:style>
    <style:style style:name="T47" style:family="text">
      <style:text-properties officeooo:rsid="0056df12"/>
    </style:style>
    <style:style style:name="T48" style:family="text">
      <style:text-properties officeooo:rsid="005920b7"/>
    </style:style>
    <style:style style:name="T49" style:family="text">
      <style:text-properties officeooo:rsid="005996e2"/>
    </style:style>
    <style:style style:name="T50" style:family="text">
      <style:text-properties officeooo:rsid="005bc32a"/>
    </style:style>
    <style:style style:name="T51" style:family="text">
      <style:text-properties officeooo:rsid="005f882d"/>
    </style:style>
    <style:style style:name="T52" style:family="text">
      <style:text-properties officeooo:rsid="0060739e"/>
    </style:style>
    <style:style style:name="T53" style:family="text">
      <style:text-properties officeooo:rsid="0061010c"/>
    </style:style>
    <style:style style:name="T54" style:family="text">
      <style:text-properties officeooo:rsid="0061f2b1"/>
    </style:style>
    <style:style style:name="T55" style:family="text">
      <style:text-properties officeooo:rsid="0062bca3"/>
    </style:style>
    <style:style style:name="T56" style:family="text">
      <style:text-properties officeooo:rsid="00632924"/>
    </style:style>
    <style:style style:name="T57" style:family="text">
      <style:text-properties officeooo:rsid="00652479"/>
    </style:style>
    <style:style style:name="T58" style:family="text">
      <style:text-properties officeooo:rsid="006532c9"/>
    </style:style>
    <style:style style:name="T59" style:family="text">
      <style:text-properties officeooo:rsid="006bb4bb"/>
    </style:style>
    <style:style style:name="T60" style:family="text">
      <style:text-properties officeooo:rsid="006d13ae"/>
    </style:style>
    <style:style style:name="T61" style:family="text">
      <style:text-properties officeooo:rsid="006e1689"/>
    </style:style>
    <style:style style:name="T62" style:family="text">
      <style:text-properties officeooo:rsid="006e948c"/>
    </style:style>
    <style:style style:name="T63" style:family="text">
      <style:text-properties officeooo:rsid="006f2f26"/>
    </style:style>
    <style:style style:name="T64" style:family="text">
      <style:text-properties officeooo:rsid="00726142"/>
    </style:style>
    <style:style style:name="T65" style:family="text">
      <style:text-properties officeooo:rsid="007768f1"/>
    </style:style>
    <style:style style:name="T66" style:family="text">
      <style:text-properties officeooo:rsid="007924c3"/>
    </style:style>
    <style:style style:name="T67" style:family="text">
      <style:text-properties officeooo:rsid="00796c47"/>
    </style:style>
    <style:style style:name="T68" style:family="text">
      <style:text-properties officeooo:rsid="00799bd9"/>
    </style:style>
    <style:style style:name="T69" style:family="text">
      <style:text-properties officeooo:rsid="007fe107"/>
    </style:style>
    <style:style style:name="T70" style:family="text">
      <style:text-properties officeooo:rsid="0081a135"/>
    </style:style>
    <style:style style:name="T71" style:family="text">
      <style:text-properties officeooo:rsid="00826e24"/>
    </style:style>
    <style:style style:name="T72" style:family="text">
      <style:text-properties officeooo:rsid="008394fb"/>
    </style:style>
    <style:style style:name="T73" style:family="text">
      <style:text-properties officeooo:rsid="00875ec9"/>
    </style:style>
    <style:style style:name="T74" style:family="text">
      <style:text-properties officeooo:rsid="0087eee4"/>
    </style:style>
    <style:style style:name="T75" style:family="text">
      <style:text-properties officeooo:rsid="0087f76c"/>
    </style:style>
    <style:style style:name="T76" style:family="text">
      <style:text-properties fo:background-color="#ffff00"/>
    </style:style>
    <style:style style:name="T77" style:family="text">
      <style:text-properties officeooo:rsid="007768f1" fo:background-color="#ffff00"/>
    </style:style>
    <style:style style:name="T78" style:family="text">
      <style:text-properties officeooo:rsid="00415261" fo:background-color="#ffff00"/>
    </style:style>
    <style:style style:name="T79" style:family="text">
      <style:text-properties officeooo:rsid="008937e6" fo:background-color="#ffff00"/>
    </style:style>
    <style:style style:name="T80" style:family="text">
      <style:text-properties officeooo:rsid="008a66cc"/>
    </style:style>
    <style:style style:name="T81" style:family="text">
      <style:text-properties officeooo:rsid="008b7cd4"/>
    </style:style>
    <style:style style:name="T82" style:family="text">
      <style:text-properties style:use-window-font-color="true" style:text-outline="false" style:text-line-through-style="none" style:text-position="0% 100%" style:font-name="Cantarel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Vereinssatzung</text:p>
      <text:p text:style-name="P4"/>
      <text:p text:style-name="P9">Open Medicine Association</text:p>
      <text:p text:style-name="P4"/>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text:a xlink:type="simple" xlink:href="#__RefHeading__703_1045783943" text:style-name="Index_20_Link" text:visited-style-name="Index_20_Link">Präambel<text:tab/>3</text:a></text:p>
          <text:p text:style-name="P12"><text:a xlink:type="simple" xlink:href="#__RefHeading__917_778181131" text:style-name="Index_20_Link" text:visited-style-name="Index_20_Link">Zur Motivation des Vereins<text:tab/>3</text:a></text:p>
          <text:p text:style-name="P12"><text:a xlink:type="simple" xlink:href="#__RefHeading__919_778181131" text:style-name="Index_20_Link" text:visited-style-name="Index_20_Link">Zu dieser Satzung<text:tab/>3</text:a></text:p>
          <text:p text:style-name="P11"><text:a xlink:type="simple" xlink:href="#__RefHeading__705_1045783943" text:style-name="Index_20_Link" text:visited-style-name="Index_20_Link">§ 1 Name, Eintragung, Sitz, Geschäftsjahr<text:tab/>4</text:a></text:p>
          <text:p text:style-name="P11"><text:a xlink:type="simple" xlink:href="#__RefHeading__707_1045783943" text:style-name="Index_20_Link" text:visited-style-name="Index_20_Link">§ 2 Vereinszweck<text:tab/>4</text:a></text:p>
          <text:p text:style-name="P11"><text:a xlink:type="simple" xlink:href="#__RefHeading__709_1045783943" text:style-name="Index_20_Link" text:visited-style-name="Index_20_Link">§ 3 Selbstlosigkeit<text:tab/>4</text:a></text:p>
          <text:p text:style-name="P11"><text:a xlink:type="simple" xlink:href="#__RefHeading__711_1045783943" text:style-name="Index_20_Link" text:visited-style-name="Index_20_Link">§ 4 Mitgliedschaft<text:tab/>5</text:a></text:p>
          <text:p text:style-name="P12"><text:a xlink:type="simple" xlink:href="#__RefHeading__713_1045783943" text:style-name="Index_20_Link" text:visited-style-name="Index_20_Link">(I) Allgemeines<text:tab/>5</text:a></text:p>
          <text:p text:style-name="P12"><text:a xlink:type="simple" xlink:href="#__RefHeading__715_1045783943" text:style-name="Index_20_Link" text:visited-style-name="Index_20_Link">(II) Erwerb der Mitgliedschaft<text:tab/>5</text:a></text:p>
          <text:p text:style-name="P12"><text:a xlink:type="simple" xlink:href="#__RefHeading__717_1045783943" text:style-name="Index_20_Link" text:visited-style-name="Index_20_Link">(III) Verlust der Mitgliedschaft<text:tab/>5</text:a></text:p>
          <text:p text:style-name="P12"><text:a xlink:type="simple" xlink:href="#__RefHeading__719_1045783943" text:style-name="Index_20_Link" text:visited-style-name="Index_20_Link">(IV) Mitgliedsbeiträge<text:tab/>6</text:a></text:p>
          <text:p text:style-name="P11"><text:a xlink:type="simple" xlink:href="#__RefHeading__721_1045783943" text:style-name="Index_20_Link" text:visited-style-name="Index_20_Link">§ 5 Rechte und Pflichten der Mitglieder<text:tab/>6</text:a></text:p>
          <text:p text:style-name="P11"><text:a xlink:type="simple" xlink:href="#__RefHeading__723_1045783943" text:style-name="Index_20_Link" text:visited-style-name="Index_20_Link">§ 6 Organe und Ordnungen<text:tab/>6</text:a></text:p>
          <text:p text:style-name="P11"><text:a xlink:type="simple" xlink:href="#__RefHeading__958_1295827656" text:style-name="Index_20_Link" text:visited-style-name="Index_20_Link">§ 7 Mitgliederversammlung<text:tab/>7</text:a></text:p>
          <text:p text:style-name="P12"><text:a xlink:type="simple" xlink:href="#__RefHeading__725_1045783943" text:style-name="Index_20_Link" text:visited-style-name="Index_20_Link">(I) Allgemeines und Aufgaben<text:tab/>7</text:a></text:p>
          <text:p text:style-name="P12"><text:a xlink:type="simple" xlink:href="#__RefHeading__727_1045783943" text:style-name="Index_20_Link" text:visited-style-name="Index_20_Link">(II) Einberufung<text:tab/>7</text:a></text:p>
          <text:p text:style-name="P12"><text:a xlink:type="simple" xlink:href="#__RefHeading__960_1295827656" text:style-name="Index_20_Link" text:visited-style-name="Index_20_Link">(III) Beschlussfassung und Stimmberechtigung<text:tab/>7</text:a></text:p>
          <text:p text:style-name="P12"><text:a xlink:type="simple" xlink:href="#__RefHeading__729_1045783943" text:style-name="Index_20_Link" text:visited-style-name="Index_20_Link">(IV) Versammlungsablauf<text:tab/>8</text:a></text:p>
          <text:p text:style-name="P11"><text:a xlink:type="simple" xlink:href="#__RefHeading__731_1045783943" text:style-name="Index_20_Link" text:visited-style-name="Index_20_Link">§ 8 Vorstand<text:tab/>8</text:a></text:p>
          <text:p text:style-name="P12"><text:a xlink:type="simple" xlink:href="#__RefHeading__733_1045783943" text:style-name="Index_20_Link" text:visited-style-name="Index_20_Link">(I) Bestellung<text:tab/>8</text:a></text:p>
          <text:p text:style-name="P12"><text:a xlink:type="simple" xlink:href="#__RefHeading__735_1045783943" text:style-name="Index_20_Link" text:visited-style-name="Index_20_Link">(II) Aufgaben, Befugnisse, Pflichten<text:tab/>8</text:a></text:p>
          <text:p text:style-name="P12"><text:a xlink:type="simple" xlink:href="#__RefHeading__737_1045783943" text:style-name="Index_20_Link" text:visited-style-name="Index_20_Link">(III) Jahresbericht<text:tab/>9</text:a></text:p>
          <text:p text:style-name="P11"><text:a xlink:type="simple" xlink:href="#__RefHeading__956_1295827656" text:style-name="Index_20_Link" text:visited-style-name="Index_20_Link">§ 9 Mitgliederentscheid<text:tab/>9</text:a></text:p>
          <text:p text:style-name="P11"><text:a xlink:type="simple" xlink:href="#__RefHeading__739_1045783943" text:style-name="Index_20_Link" text:visited-style-name="Index_20_Link">§ 10 Vereinsvermögen<text:tab/>10</text:a></text:p>
          <text:p text:style-name="P11"><text:a xlink:type="simple" xlink:href="#__RefHeading__693_964657701" text:style-name="Index_20_Link" text:visited-style-name="Index_20_Link">§ 11 Transparenz<text:tab/>10</text:a></text:p>
          <text:p text:style-name="P12"><text:a xlink:type="simple" xlink:href="#__RefHeading__921_778181131" text:style-name="Index_20_Link" text:visited-style-name="Index_20_Link">(I) Öffentlichkeit<text:tab/>10</text:a></text:p>
          <text:p text:style-name="P12"><text:a xlink:type="simple" xlink:href="#__RefHeading__923_778181131" text:style-name="Index_20_Link" text:visited-style-name="Index_20_Link">(II) Dokumentation<text:tab/>10</text:a></text:p>
          <text:p text:style-name="P12"><text:a xlink:type="simple" xlink:href="#__RefHeading__925_778181131" text:style-name="Index_20_Link" text:visited-style-name="Index_20_Link">(III) Interessenskonflikte<text:tab/>11</text:a></text:p>
          <text:p text:style-name="P11"><text:a xlink:type="simple" xlink:href="#__RefHeading__741_1045783943" text:style-name="Index_20_Link" text:visited-style-name="Index_20_Link">§ 12 Auflösung<text:tab/>11</text:a></text:p>
          <text:p text:style-name="P11"><text:a xlink:type="simple" xlink:href="#__RefHeading__927_778181131" text:style-name="Index_20_Link" text:visited-style-name="Index_20_Link">§ 10 Gründungsklausel<text:tab/>11</text:a></text:p>
        </text:index-body>
      </text:table-of-content>
      <text:p text:style-name="P4"/>
      <text:h text:style-name="P84" text:outline-level="2"><text:bookmark-start text:name="__RefHeading__703_1045783943"/><text:soft-page-break/>Präambel<text:bookmark-end text:name="__RefHeading__703_1045783943"/></text:h>
      <text:h text:style-name="Heading_20_3" text:outline-level="3"><text:bookmark-start text:name="__RefHeading__917_778181131"/>Zur Motivation des Vereins<text:bookmark-end text:name="__RefHeading__917_778181131"/></text:h>
      <text:p text:style-name="P5">Die Gesundheit des Menschen ist ihm ein Gut von unschätzbarem Wert, für deren Erhaltung er sich mit all seinen Möglichkeiten einsetzen wird.</text:p>
      <text:p text:style-name="P5">Die<text:span text:style-name="T56">se</text:span> Erhaltung <text:span text:style-name="T56">aber auch die </text:span>Wiederherstellung und Förderung der Gesundheit ist eine herausfordernde Aufgabe, die den Menschen als Ganzes einbeziehen und unter einem humanistischen Menschenbild betrachten muss. <text:span text:style-name="T57">Sie muss gutherzig sein, verständnisvoll, mitfühlend und durch den Wunsch motiviert, dem Menschen dieses ihm so wichtige Gut zu schützen.</text:span></text:p>
      <text:p text:style-name="P6">Eine Gesundheitsversorgung, die <text:span text:style-name="T73">auf operativer Ebene</text:span><text:span text:style-name="T59"> </text:span><text:span text:style-name="T73">durch</text:span> Wettbewerbslogik <text:span text:style-name="T74">mit</text:span><text:span text:style-name="T73">bestimmt ist</text:span><text:span text:style-name="T74"> </text:span>und <text:span text:style-name="T63">die</text:span> Unternehmenswertsteigerung als ein<text:span text:style-name="T74">es ihrer</text:span> Ziel<text:span text:style-name="T74">e </text:span>verfolgt, kann <text:span text:style-name="T58">diese Aufgabe </text:span><text:span text:style-name="T73">nicht</text:span><text:span text:style-name="T58"> zufriedenstellend lösen. Sie befindet sich i</text:span><text:span text:style-name="T74">m regelmäßigen</text:span><text:span text:style-name="T58"> Konflikt gegenläufiger Interessen. Aus diesem Grund benötigen wir </text:span><text:span text:style-name="T75">Ansätze</text:span><text:span text:style-name="T58"> </text:span><text:span text:style-name="T75">im System der</text:span><text:span text:style-name="T58"> Gesundheitsversorgung jenseits der Profit orientierten Ökonomien - </text:span><text:span text:style-name="T75">Ansätze</text:span><text:span text:style-name="T58">, die auf Wohlwollen und Vertrauen gegründet sind. </text:span></text:p>
      <text:p text:style-name="P7">Wir leben in Zeiten der globalen Vernetzung von Milliarden von Menschen, die sich in unzähligen Gruppen für verschiedenste, oft gemeinnützige Ziele einsetzen. Zusammen mit dem technologischen Fortschritt in der kostengünstigen Verarbeitung großer Datenmengen sind <text:span text:style-name="T66">damit </text:span>alle <text:span text:style-name="T66">wesentlichen </text:span>Voraussetzungen erfüllt, den informationsverarbeitenden Teil der Gesundheitsversorgung durch die Menschen selbst bewerkstelligen zu lassen.</text:p>
      <text:p text:style-name="P8">Wir möchten an diese Entwicklungen anknüpfen <text:span text:style-name="T60">und sie aus den eingangs genannten Gründen mit Nachdruck auf</text:span> <text:span text:style-name="T66">den </text:span>Bereich der Gesundheitsversorgung <text:span text:style-name="T64">übertragen</text:span>. <text:span text:style-name="T60">Wir möchten mit einem ambitionierten Projekt ein weiteres Beispiel schaffen, für die enorme Leistungsfähigkeit einer Gemeinwohl orientierten Gemeinschaft.</text:span></text:p>
      <text:h text:style-name="Heading_20_3" text:outline-level="3"><text:bookmark-start text:name="__RefHeading__919_778181131"/>Zu dieser Satzung<text:bookmark-end text:name="__RefHeading__919_778181131"/></text:h>
      <text:p text:style-name="P79">Diese Satzung wurde in dem Bemühen erstellt, dem demokratischen Grundsatz “Alle Macht geht vom Volke aus” bestmöglich Rechnung zu tragen <text:span text:style-name="T65">und gleichzeitig die Handlungsfähigkeit des Vereins zu gewährleisten</text:span>. <text:span text:style-name="T76">Aus diesem Grund ist die Mitgliederversammlung als Repräsentant aller Mitglieder das oberste und maßgebliche Organ des Vereins. Darüber hinaus </text:span><text:span text:style-name="T77">steht den Vereinsmitgliedern</text:span><text:span text:style-name="T76"> der Mitgliederentscheid als wesentliches Element partizipativer Demokratie explizit zur Beschlussfassung </text:span><text:span text:style-name="T77">zur Verfügung. </text:span></text:p>
      <text:p text:style-name="P79"><text:span text:style-name="T65"/></text:p>
      <text:p text:style-name="P79"><text:span text:style-name="T65"/></text:p>
      <text:h text:style-name="P89" text:outline-level="2"><text:bookmark-start text:name="__RefHeading__705_1045783943"/>§ <text:span text:style-name="T53">1 </text:span><text:span text:style-name="T2">Name, Eintragung, </text:span><text:span text:style-name="T3">Sitz, </text:span><text:span text:style-name="T2">Geschäftsjahr</text:span><text:bookmark-end text:name="__RefHeading__705_1045783943"/></text:h>
      <text:p text:style-name="P2"><text:span text:style-name="T1">Der Verein trägt den Namen </text:span><text:span text:style-name="T6">„</text:span><office:annotation office:name="__Fieldmark__191_1118800095"><dc:creator>benni </dc:creator><dc:date>2014-12-19T14:25:30</dc:date><text:p>Ché Guevara lässt grüßen :) Aber wenn man schon Mal nen Verein gründet. Habt ihr noch Vorschläge?</text:p></office:annotation><text:span text:style-name="T5">Open Med</text:span><text:span text:style-name="T7">icine</text:span><text:span text:style-name="T5"> </text:span><text:span text:style-name="T8">Association </text:span><text:span text:style-name="T5">– </text:span><text:span text:style-name="T8">Medical Data Liberation Movement</text:span><office:annotation-end office:name="__Fieldmark__191_1118800095"/><text:span text:style-name="T6">“</text:span><text:span text:style-name="T1">. Nach Eintragung lautet der Name des Vereins „</text:span><text:span text:style-name="T9">Open Medicine </text:span><text:span text:style-name="T10">Association </text:span><text:span text:style-name="T9">e.V. – </text:span><text:span text:style-name="T12">Medical Data Liberation Movement</text:span><text:span text:style-name="T1">“. Der Verein hat seinen Sitz in Berlin. Das Geschäftsjahr entspricht dem Kalenderjahr. </text:span></text:p>
      <text:h text:style-name="Heading_20_2" text:outline-level="2"><text:bookmark-start text:name="__RefHeading__707_1045783943"/>§ <text:span text:style-name="T53">2</text:span> <text:span text:style-name="T4">Vereinsz</text:span>weck <text:bookmark-end text:name="__RefHeading__707_1045783943"/></text:h>
      <text:list xml:id="list1722285372554214105" text:style-name="L1">
        <text:list-item>
          <text:p text:style-name="P13"><text:span text:style-name="T1">Der Verein verfolgt ausschließlich und unmittelbar gemeinnützige Zwecke im Sinne des </text:span>Abschnitts "Ste<text:span text:style-name="T42">ue</text:span>rbegünstigte Zwecke" § 51 ff. AO und § 10b EStG. </text:p>
        </text:list-item>
        <text:list-item>
          <text:p text:style-name="P14">Der Zweck des Vereins ist die Förderung der Integration von Patienten in medizinische Entscheidungsprozesse, die Verbesserung der Arzt-Patient Beziehung, sowie die Förderung des kostenfreien Zugangs zu medizinischen Informationen und Dienstleistungen für die Allgemeinheit.</text:p>
        </text:list-item>
        <text:list-item>
          <text:p text:style-name="P15">Der Zweck des Vereins wird <text:span text:style-name="T13">insbesondere </text:span>verwirklicht durch </text:p>
          <text:list>
            <text:list-item>
              <text:p text:style-name="P23">Erstellung, Weiterentwicklung und Betrieb einer frei zugänglichen, partizipativen online Plattform für medizinische Informationen</text:p>
            </text:list-item>
            <text:list-item>
              <text:p text:style-name="P24">Bereitstellung von Möglichkeiten zur Vernetzung von Patienten in Online-<text:span text:style-name="T18">Gemeinschaften</text:span></text:p>
            </text:list-item>
            <text:list-item>
              <text:p text:style-name="P24">Förderung des Dialogs und der Kooperation von Patienten, Ärzten, <text:span text:style-name="T25">Researchern</text:span> und Akteuren im Gesundheitswesen</text:p>
            </text:list-item>
            <text:list-item>
              <text:p text:style-name="P26"><text:span text:style-name="T69">Unterstützung</text:span> interdisziplinäre<text:span text:style-name="T70">r</text:span> Arbeitsgruppen <text:span text:style-name="T14">zur gemeinschaftlichen Entwicklung frei zugänglicher, medizinischer Wissensdatenbanken</text:span></text:p>
            </text:list-item>
            <text:list-item>
              <text:p text:style-name="P25">Engagement für einen offeneren Umgang mit personenspezifischen medizinischen Datensätzen als ein Gut zur Förderung des Gemeinwohls </text:p>
            </text:list-item>
          </text:list>
        </text:list-item>
        <text:list-item>
          <text:p text:style-name="P27">Die aufgeführten Zweckbereiche müssen nicht alle zu gleichen Teilen verwirklicht werden.</text:p>
        </text:list-item>
      </text:list>
      <text:h text:style-name="P85" text:outline-level="2"><text:bookmark-start text:name="__RefHeading__709_1045783943"/>§ <text:span text:style-name="T53">3 </text:span><text:span text:style-name="T2">Selbstlosigkeit</text:span><text:bookmark-end text:name="__RefHeading__709_1045783943"/></text:h>
      <text:list xml:id="list2052803630989662192" text:style-name="L2">
        <text:list-item>
          <text:p text:style-name="P16">Der Verein ist selbstlos tätig. Er verfolgt keinerlei wirtschaftliche Zwecke, <text:span text:style-name="T11">d.h. erstrebt keinen Gewinn</text:span>. </text:p>
        </text:list-item>
        <text:list-item>
          <text:p text:style-name="P17">Die Mittel des Vereins d<text:span text:style-name="T11">ü</text:span>rfen nur <text:span text:style-name="T11">für </text:span>satzungsm<text:span text:style-name="T11">ä</text:span>ssige Zwecke verwendet werden. Keine Person darf durch Ausgaben, die den Zwecken des Vereins fremd sind, oder durch unverh<text:span text:style-name="T11">ä</text:span>ltnism<text:span text:style-name="T11">ä</text:span>ssig hohe Verg<text:span text:style-name="T11">ü</text:span>tungen beg<text:span text:style-name="T11">ü</text:span>nstigt werden.</text:p>
        </text:list-item>
        <text:list-item>
          <text:p text:style-name="P17"><text:soft-page-break/>Die Mitglieder erhalten <text:span text:style-name="T18">in ihrer Eigenschaft als Mitglied </text:span>keine Zuwendungen aus Mitteln des Vereins. <text:s/>Die Mitglieder dürfen bei ihrem Ausscheiden oder bei Auflösung oder Aufhebung des Vereins keine Anteile des Vereinsvermögens erhalten</text:p>
        </text:list-item>
        <text:list-item>
          <text:p text:style-name="P17"><text:span text:style-name="T69">Aufwandsentschädigungen können im Rahmen der gesetzlichen Bestimmungen gezahlt werden.</text:span> <text:s/></text:p>
        </text:list-item>
        <text:list-item>
          <text:p text:style-name="P18">Der Vorstand ist grundsätzlich ehrenamtlich tätig. Die Mitgliederversammlung kann eine jährliche, angemessene pauschale Tätigkeitsvergütung für Vorstandsmitglieder beschließen.</text:p>
        </text:list-item>
      </text:list>
      <text:h text:style-name="Heading_20_2" text:outline-level="2"><text:bookmark-start text:name="__RefHeading__711_1045783943"/>§ 4 Mitgliedschaft <text:bookmark-end text:name="__RefHeading__711_1045783943"/></text:h>
      <text:h text:style-name="Heading_20_3" text:outline-level="3"><text:bookmark-start text:name="__RefHeading__713_1045783943"/>(I) Allgemeines<text:bookmark-end text:name="__RefHeading__713_1045783943"/></text:h>
      <text:list xml:id="list8628666417898734633" text:style-name="L3">
        <text:list-item>
          <text:p text:style-name="P47">Vereinsmitglied können natürliche und juristische Personen werden.</text:p>
        </text:list-item>
        <text:list-item>
          <text:p text:style-name="P47">Der Verein besteht aus <text:span text:style-name="T72">ordentlichen</text:span> Mitgliedern, Fördermitgliedern und Ehrenmitgliedern.</text:p>
        </text:list-item>
        <text:list-item>
          <text:p text:style-name="P47"><text:span text:style-name="T72">Ordentliches</text:span> Mitglied kann jede natürliche Person werden, die im Verein oder einem von ihm geförderten Projekt aktiv mitarbeiten möchte. Fördermitglied kann jede natürliche oder juristische Person werden, die sich zwar nicht aktiv betätigen, jedoch die Ziele und den Zweck des Vereins fördern und unterstützen möchte. </text:p>
        </text:list-item>
        <text:list-item>
          <text:p text:style-name="P47">Zum Ehrenmitglied können natürliche Personen ernannt werden, die sich in besonderer Weise um den Verein verdient gemacht haben. Hierfür ist ein Beschluss der Mitgliederversammlung erforderlich. Ehrenmitglieder haben alle Rechte eines <text:span text:style-name="T72">ordentlichen</text:span> Mitglieds. Sie sind von Beitragsleistungen befreit.</text:p>
        </text:list-item>
      </text:list>
      <text:h text:style-name="Heading_20_3" text:outline-level="3"><text:bookmark-start text:name="__RefHeading__715_1045783943"/>(II) Erwerb der Mitgliedschaft<text:bookmark-end text:name="__RefHeading__715_1045783943"/></text:h>
      <text:list xml:id="list44587288489935144" text:style-name="L4">
        <text:list-item>
          <text:p text:style-name="P48">Die Gründer sind <office:annotation office:name="__Fieldmark__946_1045783943"><dc:creator>benni </dc:creator><dc:date>2014-12-23T12:24:29</dc:date><text:p>Oder schon Ehrenmitglieder :) Je nachdem ob wir Beiträge zahlen wollen... </text:p></office:annotation>Mitglieder<office:annotation-end office:name="__Fieldmark__946_1045783943"/> des Vereins. <text:span text:style-name="T42">Ü</text:span>ber die Aufnahme weiterer Mitglieder entscheidet der Vorstand. </text:p>
        </text:list-item>
        <text:list-item text:style-override="L5">
          <text:p text:style-name="P49">Der Beitrittsantrag erfolgt in Textform gegenüber dem Vorstand. Die Mitgliedschaft beginnt mit der Annahme des Beitrittsantrages <text:span text:style-name="T42">durch den Vorstand</text:span>. <text:span text:style-name="T1">Ein Aufnahmeanspruch besteht nicht. Die Ablehnung durch den Vorstand ist nicht anfechtbar. </text:span></text:p>
        </text:list-item>
      </text:list>
      <text:h text:style-name="Heading_20_3" text:outline-level="3"><text:bookmark-start text:name="__RefHeading__717_1045783943"/>(III) Verlust der Mitgliedschaft<text:bookmark-end text:name="__RefHeading__717_1045783943"/></text:h>
      <text:list xml:id="list2753981441068228228" text:style-name="L6">
        <text:list-item>
          <text:p text:style-name="P50">Die Mitgliedschaft endet durch Austritt, durch Tod von natürlichen Personen oder durch Auflösung und Erlöschung von juristischen Personen oder durch Ausschluss. </text:p>
        </text:list-item>
        <text:list-item>
          <text:p text:style-name="P50"><text:span text:style-name="T1">Der Austritt aus dem Verein ist jederzeit möglich. Er</text:span> erfolgt durch Erklärung in Textform gegenüber eines Mitglieds des Vorstands. <text:span text:style-name="T1">Er wird zum Ende des Monats wirksam, in dem der Austritt erklärt wird.</text:span></text:p>
        </text:list-item>
        <text:list-item>
          <text:p text:style-name="P51"><text:span text:style-name="T71">Der Ausschluss eines Mitgliedes kann vom Vorstand ausgesprochen werden, wenn es gegen </text:span><text:soft-page-break/><text:span text:style-name="T71">die Satzung des Vereins oder der daraus hervorgehenden Pflichten verstößt oder in sonstiger </text:span><text:span text:style-name="T71">Weise gegen die Interessen des Vereins sowie gegen rechtmäßige Beschlüsse und Anordnungen der Vereinsorgane handelt.</text:span></text:p>
        </text:list-item>
        <text:list-item>
          <text:p text:style-name="P50">Gegen den Beschluss des Vorstandes ist die Anrufung der Mitgliederversammlung zulässig. Die Anrufung muss innerhalb einer Frist von vier Wochen ab Zugang des Ausschliessungsbeschlusses schriftlich beim Vorstand eingelegt werden. Bis zum Beschluss der Mitgliederversammlung ruht die Mitgliedschaft. Erfolgt keine Anrufung oder verstreicht die Anrufungsfrist, gilt die Mitgliedschaft als beendet. <text:span text:style-name="T71">Über den Einspruch gegen Ausschluß entscheidet die Mitgliederversammlung endgültig.</text:span></text:p>
        </text:list-item>
        <text:list-item>
          <text:p text:style-name="P52">Wiederholte und/oder längerfristige Rückstände können zum Ende der Mitgliedschaft führen. Näheres dazu ist in der Beitragsordnung geregelt.</text:p>
        </text:list-item>
      </text:list>
      <text:h text:style-name="Heading_20_3" text:outline-level="3"><text:bookmark-start text:name="__RefHeading__719_1045783943"/><text:span text:style-name="T15">(IV)</text:span> <text:span text:style-name="T15">Mitgliedsb</text:span>eiträge <text:bookmark-end text:name="__RefHeading__719_1045783943"/></text:h>
      <text:list xml:id="list8984152860436803988" text:style-name="L7">
        <text:list-item>
          <text:p text:style-name="P28"><text:span text:style-name="T1">Es werden Geldbeiträge als regelmäßige Jahresbeiträge erhoben. Näheres</text:span> regelt eine Beitragsordnung, die von der Mitgliederversammlung beschlossen wird.<office:annotation><dc:creator>benni </dc:creator><dc:date>2014-12-19T15:59:28</dc:date><text:p text:style-name="P90"><text:span text:style-name="T82">Jahres oder Quartalsbeiträge?</text:span></text:p></office:annotation></text:p>
        </text:list-item>
        <text:list-item>
          <text:p text:style-name="P54">Im begründeten Einzelfall kann für ein Mitglied durch Vorstandsbeschluss ein(e) von der Beitragsordnung abweichende(r) Beitrag und Beitragszahlung festgesetzt werden. </text:p>
        </text:list-item>
        <text:list-item>
          <text:p text:style-name="P54">Bei Beendigung der Mitgliedschaft <text:span text:style-name="T27">regelt die Beitragsordnung, wie mit bereits gezahlten Beiträgen zu verfahren ist</text:span>.<office:annotation><dc:creator>benni </dc:creator><dc:date>2014-12-19T15:57:40</dc:date><text:p text:style-name="P90"><text:span text:style-name="T82">Rückzahlung oder Einbehaltung?</text:span></text:p></office:annotation></text:p>
        </text:list-item>
      </text:list>
      <text:h text:style-name="Heading_20_2" text:outline-level="2"><text:bookmark-start text:name="__RefHeading__721_1045783943"/>§ 5 Rechte und Pflichten der Mitglieder<text:bookmark-end text:name="__RefHeading__721_1045783943"/></text:h>
      <text:list xml:id="list6301644147405950794" text:style-name="L8">
        <text:list-item>
          <text:p text:style-name="P55"><text:span text:style-name="T25">Alle</text:span> Mitglieder sind berechtigt, an allen angebotenen Veranstaltungen des Vereins teilzunehmen. <text:span text:style-name="T72">Ordentliche und Ehrenmitglieder</text:span> haben darüber hinaus das Recht gegenüber dem <text:span text:style-name="T19">Vorstand</text:span> und der Mitgliederversammlung Anträge zu stellen.</text:p>
        </text:list-item>
        <text:list-item>
          <text:p text:style-name="P56"><text:span text:style-name="T26">Die M</text:span>itglieder sind verpflichtet, die satzungsgemässen Zwecke des Vereins zu unterstützen und zu fördern, sowie die laut gültiger Beitragsordnung zu leistende Zuwendung pünktlich zu zahlen.</text:p>
        </text:list-item>
        <text:list-item>
          <text:p text:style-name="P55">Jedes Mitglied kann <text:span text:style-name="T51">eine Diskussion und Beschlussfindung per Mitgliederentscheid einleiten. Weitere Regelungen unter </text:span><text:span text:style-name="T51"><text:bookmark-ref text:reference-format="text" text:ref-name="__RefHeading__956_1295827656">§ 9  Mitgliederentscheid</text:bookmark-ref></text:span><text:span text:style-name="T51">.</text:span></text:p>
        </text:list-item>
        <text:list-item>
          <text:p text:style-name="P57"><text:span text:style-name="T72">Ordentliche</text:span> und Ehrenmitglieder sind stimmberechtigt für Abstimmungen der Mitgliederversammlung und <text:span text:style-name="T43">Mitgliederentscheide</text:span>. </text:p>
        </text:list-item>
        <text:list-item>
          <text:p text:style-name="P58">Fördermitglieder besitzen kein<text:span text:style-name="T52">erlei</text:span> Stimmrecht<text:span text:style-name="T52">e, können aber Mitgliederentscheide beim Vorstand beantragen.</text:span></text:p>
        </text:list-item>
        <text:list-item>
          <text:p text:style-name="P59">Jedem Mitglied ist zu Beginn der Mitgliedschaft eine Kopie dieser Satzung sowie aller genannten Ordnungen.</text:p>
        </text:list-item>
      </text:list>
      <text:h text:style-name="Heading_20_2" text:outline-level="2"><text:bookmark-start text:name="__RefHeading__723_1045783943"/><text:soft-page-break/>§ 6 Organe <text:span text:style-name="T53">und Ordnungen</text:span><text:bookmark-end text:name="__RefHeading__723_1045783943"/></text:h>
      <text:list xml:id="list5621687422204628686" text:style-name="L9">
        <text:list-item>
          <text:p text:style-name="P19">Organe des Vereins sind die Mitgliederversammlung und der Vorstand.</text:p>
        </text:list-item>
        <text:list-item>
          <text:p text:style-name="P29">Neben dieser Satzung gibt sich der Verein die folgenden Ordnungen in denen weitere Regelungen als Ergänzung zu dieser Satzung beschloßen sind:</text:p>
          <text:list>
            <text:list-item>
              <text:p text:style-name="P29">Die Beitragsordnung regelt Details zu den Beitragspflichten <text:span text:style-name="T54">aller</text:span> Mitglieder,</text:p>
            </text:list-item>
            <text:list-item>
              <text:p text:style-name="P29">Die Geschäftsordnung <text:span text:style-name="T54">regelt Details zu vereinsinternen Prozessen und Dokumenten.</text:span></text:p>
            </text:list-item>
          </text:list>
        </text:list-item>
        <text:list-item>
          <text:p text:style-name="P30">Die Mitgliederversammlung kann weitere Ordnungen beschließen.</text:p>
        </text:list-item>
      </text:list>
      <text:h text:style-name="P86" text:outline-level="2"><text:bookmark-start text:name="__RefHeading__958_1295827656"/>§ 7 Mitgliederversammlung<text:bookmark-end text:name="__RefHeading__958_1295827656"/></text:h>
      <text:h text:style-name="Heading_20_3" text:outline-level="3"><text:bookmark-start text:name="__RefHeading__725_1045783943"/><text:span text:style-name="T22">(I) Allgemeines und Aufgaben</text:span> <text:bookmark-end text:name="__RefHeading__725_1045783943"/></text:h>
      <text:list xml:id="list8704461201626228759" text:style-name="L10">
        <text:list-item>
          <text:p text:style-name="P20">Oberstes Organ des Vereins ist die Mitgliederversammlung. </text:p>
        </text:list-item>
        <text:list-item>
          <text:p text:style-name="P20">Die Mitgliederversammlung hat über grundsätzliche Fragen und Angelegenheiten des Vereins zu beschließen. Sie hat insbesondere folgende Aufgaben: </text:p>
          <text:list text:style-name="L11">
            <text:list-item>
              <text:p text:style-name="P80">Beschlussfassung über die zu behandelnden Tagesordnungspunkte</text:p>
            </text:list-item>
            <text:list-item>
              <text:p text:style-name="P81"><text:span text:style-name="T17">D</text:span>ie Entlastung des Vorstandes <text:span text:style-name="T17">sowie </text:span>Wahl der einzelnen Vorstandsmitglieder, </text:p>
            </text:list-item>
            <text:list-item>
              <text:p text:style-name="P81"><text:span text:style-name="T17">Ü</text:span>ber Satzung<text:span text:style-name="T20">sä</text:span>nderungen sowie die Auflösung des Vereins zu <text:span text:style-name="T20">beschließen</text:span>, </text:p>
            </text:list-item>
            <text:list-item>
              <text:p text:style-name="P82"><text:span text:style-name="T44">Über Änderungen und </text:span>Genehmigung der Beitrags- <text:span text:style-name="T22">und Geschäfts</text:span>ordnung <text:span text:style-name="T20">zu beschließen</text:span>,</text:p>
            </text:list-item>
            <text:list-item>
              <text:p text:style-name="P81">Über vorliegende Anträge zu beraten und zu beschließen, <text:span text:style-name="T49">sofern diese nicht in den satzungsmäßigen Aufgabenbereich des Vorstands fallen</text:span></text:p>
            </text:list-item>
            <text:list-item>
              <text:p text:style-name="P83">D<text:span text:style-name="T28">en</text:span> Jahresbericht <text:span text:style-name="T28">vom Vorstand</text:span> entgegen zu nehmen, zu beraten <text:span text:style-name="T28">und zu genehmigen</text:span></text:p>
            </text:list-item>
            <text:list-item>
              <text:p text:style-name="P81"><text:span text:style-name="T17">D</text:span>ie Ernennung von Ehrenmitgliedern</text:p>
            </text:list-item>
          </text:list>
        </text:list-item>
      </text:list>
      <text:h text:style-name="Heading_20_3" text:outline-level="3"><text:bookmark-start text:name="__RefHeading__727_1045783943"/>(II) Einberufung<text:bookmark-end text:name="__RefHeading__727_1045783943"/></text:h>
      <text:list xml:id="list1737338083" text:continue-list="list8704461201626228759" text:style-name="L10">
        <text:list-item text:start-value="1">
          <text:p text:style-name="P20">Die ordentlich<text:span text:style-name="T45">e</text:span> Mitgliederversammlung ist einmal jährlich im ersten Quartal des <text:span text:style-name="T45">jeweiligen</text:span> Geschäftsjahres zu berufen. </text:p>
        </text:list-item>
        <text:list-item>
          <text:p text:style-name="P31">Ausserordentliche Mitgliederversammlungen werden auf Beschluss des Vorstandes abgehalten, wenn die Interessen des Vereins dies erfordern, oder wenn mindestens 1/<text:span text:style-name="T72">5</text:span> der Mitglieder dies unter Angabe des Zwecks schriftlich <text:span text:style-name="T45">oder per Email</text:span> beantragen.<text:span text:style-name="T1"> </text:span></text:p>
        </text:list-item>
        <text:list-item>
          <text:p text:style-name="P20">Die Mitgliederversammlung ist vom Vorstand unter Einhaltung einer Frist von vier Wochen einzuberufen. Die Einberufung der Versammlung muss die Gegenstände der Beschlussfassung (Tagesordnung) <text:span text:style-name="T36">beinhalten</text:span>. Sie erfolgt schriftlich an die zuletzt mitgeteilte Anschrift. Ist eine Emailadresse des Mitgliedes mitgeteilt, kann die Einladung dieses Mitgliedes auch an die zuletzt benannte Emailadresse erfolgen. </text:p>
        </text:list-item>
      </text:list>
      <text:h text:style-name="Heading_20_3" text:outline-level="3"><text:bookmark-start text:name="__RefHeading__960_1295827656"/><text:soft-page-break/>(III) Beschluss<text:span text:style-name="T22">fassung und Stimmberechtigung</text:span><text:bookmark-end text:name="__RefHeading__960_1295827656"/></text:h>
      <text:list xml:id="list1720191792" text:continue-list="list1737338083" text:style-name="L10">
        <text:list-item text:start-value="1">
          <text:p text:style-name="P20">Die ordnungsgemäß einberufene Versammlung ist stets beschlussfähig.</text:p>
        </text:list-item>
        <text:list-item>
          <text:p text:style-name="P20">Jedes <text:span text:style-name="T27">stimmberechtigte </text:span>Mitglied hat eine Stimme. Juristische Personen haben einen Stimmberechtigten schriftlich zu bestellen. </text:p>
        </text:list-item>
        <text:list-item>
          <text:p text:style-name="P20">Vollmachten oder Stimmboten sind <text:span text:style-name="T16">für natürliche Personen </text:span>nicht zugelassen. </text:p>
        </text:list-item>
        <text:list-item>
          <text:p text:style-name="P20">Soweit keine anderen Mehrheiten gesetzlich oder in dieser Satzung vorgeschrieben sind, genügt für die Beschlussfassung die einfache Mehrheit der abgegebenen Stimmen. Stimmenenthaltungen gelten als nicht abgegebene Stimme. <text:s/></text:p>
        </text:list-item>
        <text:list-item>
          <text:p text:style-name="P31">Beschlüsse über Satzungsänderungen und über die Auflösung des Vereins bedürfen zu ihrer Rechtswirksamkeit der Dreiviertelmehrheit der anwesenden Mitglieder.</text:p>
        </text:list-item>
      </text:list>
      <text:h text:style-name="Heading_20_3" text:outline-level="3"><text:bookmark-start text:name="__RefHeading__729_1045783943"/>(IV) Versammlungsablauf<text:bookmark-end text:name="__RefHeading__729_1045783943"/></text:h>
      <text:list xml:id="list1411469691" text:continue-list="list1720191792" text:style-name="L10">
        <text:list-item text:start-value="1">
          <text:p text:style-name="P33">Jede Versammlung benötigt für den ordungsgemäßen Ablauf die Anwesenheit einer Versammlungsleitung und Protokollführung. </text:p>
        </text:list-item>
        <text:list-item>
          <text:p text:style-name="P34"><text:span text:style-name="T45">Jede </text:span>Versammlung beginnt mit der Ernennung de<text:span text:style-name="T45">r</text:span> Versammlungsleit<text:span text:style-name="T45">ung</text:span> und de<text:span text:style-name="T45">r</text:span> <text:span text:style-name="T45">Protokollführung.</text:span></text:p>
        </text:list-item>
        <text:list-item>
          <text:p text:style-name="P32"><text:span text:style-name="T33">Der Versammlungsaublauf, Beschlüsse und Wahlen sind durch die Protokollführung zu protokollieren. </text:span>Eine Abschrift <text:span text:style-name="T23">des Protokolls</text:span> wird den Mitgliedern in Textform zugesandt. </text:p>
        </text:list-item>
        <text:list-item>
          <text:p text:style-name="P35">Weitere <text:span text:style-name="T32">Regelungen</text:span> zum Ablauf der Mitgliederversammlung <text:span text:style-name="T32">können in der Geschäftsordnung beschlossen werden</text:span>.</text:p>
        </text:list-item>
      </text:list>
      <text:h text:style-name="P87" text:outline-level="2"><text:bookmark-start text:name="__RefHeading__731_1045783943"/>§ 8 Vorstand<text:bookmark-end text:name="__RefHeading__731_1045783943"/></text:h>
      <text:h text:style-name="Heading_20_3" text:outline-level="3"><text:bookmark-start text:name="__RefHeading__733_1045783943"/><text:span text:style-name="T24">(I) Bestellung</text:span> <text:bookmark-end text:name="__RefHeading__733_1045783943"/></text:h>
      <text:list xml:id="list7505870900340739097" text:style-name="L12">
        <text:list-item>
          <text:p text:style-name="P36"><text:span text:style-name="T1">Der Vorstand im Sinne des § 26 BGB besteht aus mindestens einer Person und einer Stellvertretung. Die Mitgliederversammlung</text:span> kann weitere <text:span text:style-name="T46">Personen</text:span> zum Vorstand bestellen.<text:span text:style-name="T1"> </text:span></text:p>
        </text:list-item>
        <text:list-item>
          <text:p text:style-name="P37"><text:span text:style-name="T35">Die Vorstandsmitglieder werden auf die Dauer von zwei Jahren bestellt. Sie bleiben jedoch auch darüber hinaus bis zur Neuwahl des Vorstands durch die Mitgliederversammlung im Amt. </text:span>Die wiederholte Bestellung ist zulässig.</text:p>
        </text:list-item>
        <text:list-item>
          <text:p text:style-name="P38">In den Vorstand dürfen nur natürliche Personen gewählt werden <text:span text:style-name="T46">die Mitglieder des Vereins sind.</text:span></text:p>
        </text:list-item>
      </text:list>
      <text:h text:style-name="Heading_20_3" text:outline-level="3"><text:bookmark-start text:name="__RefHeading__735_1045783943"/>(II) Aufgaben, <text:span text:style-name="T24">Befugnisse, Pflichten</text:span><text:bookmark-end text:name="__RefHeading__735_1045783943"/></text:h>
      <text:list xml:id="list1487494283" text:continue-list="list7505870900340739097" text:style-name="L12">
        <text:list-item text:start-value="1">
          <text:p text:style-name="P21">Der Vorstand führt die laufenden Geschäfte des Vereins. Ihm oblieg<text:span text:style-name="T41">t</text:span> die Verwaltung des <text:soft-page-break/>Vereinsvermögens <text:span text:style-name="T29">sowie </text:span>die Ausführung <text:span text:style-name="T34">der</text:span> <text:span text:style-name="T24">Vereinsbeschlüsse.</text:span></text:p>
        </text:list-item>
        <text:list-item>
          <text:p text:style-name="P22"><text:span text:style-name="T29">Der Vorstand erstellt de</text:span>n Jahres<text:span text:style-name="T28">bericht</text:span> und <text:span text:style-name="T29">legt ihn </text:span>der Mitgliederversammlung zur Beratung und Genehmigung vor.</text:p>
        </text:list-item>
        <text:list-item>
          <text:p text:style-name="P40">Der Vorstand erstellt und veröffentlicht die Finanzberichte.</text:p>
        </text:list-item>
        <text:list-item>
          <text:p text:style-name="P41">Der Vorstand kann sich eine Geschäftsordnung geben, die von der Mitgliederversammlung zu beschließen ist.</text:p>
        </text:list-item>
        <text:list-item>
          <text:p text:style-name="P42">Der Vorstand nimmt folgende Anträge zur Bearbeitung und Genehmigung entgegen:</text:p>
          <text:list>
            <text:list-item>
              <text:p text:style-name="P42">Anträge auf Mitgliedschaft</text:p>
            </text:list-item>
            <text:list-item>
              <text:p text:style-name="P42">Anträge zur Offenlegung nicht veröffentlichter Informationen zur Vereinsaktivität bzw. seiner finanziellen oder personellen Situation</text:p>
            </text:list-item>
          </text:list>
        </text:list-item>
        <text:list-item>
          <text:p text:style-name="P43">Der Vorstand kann, <text:span text:style-name="T49">wie jedes ordentliche Mitglied,</text:span> zu wichtigen Themen eine Entscheidung <text:span text:style-name="T41">durch</text:span> <text:span text:style-name="T43">Mitgliederentscheid</text:span> im Sinne von <text:bookmark-ref text:reference-format="text" text:ref-name="__RefHeading__956_1295827656">§ 9  Mitgliederentscheid</text:bookmark-ref> beschließen.</text:p>
        </text:list-item>
        <text:list-item>
          <text:p text:style-name="P39">Jedes Vorstandsmitglied ist alleinvertretungsberechtigt im Sinne des § 26, BGB bei Rechtsgeschäften bis zu einem Höchstbetrag von 1500 EURO. Gesamtvertretung gilt bei Rechtsgeschäften von mehr als 1500 EURO, Einstellungen und Entlassungen von Angestellten, gerichtlichen Vertretungen und Anzeigen sowie bei Aufnahme von Krediten.</text:p>
        </text:list-item>
        <text:list-item>
          <text:p text:style-name="P44">Der Vorstand ist verpflichtet auf Anfrage der Mitgliederversammlung Details zu all seinen Aktivitäten offenzulegen.</text:p>
        </text:list-item>
        <text:list-item>
          <text:p text:style-name="P45">Bei der Wahl/Abberufung sowie der Entlastung des Vorstands haben die Mitglieder des Vorstands kein Stimmrecht.</text:p>
        </text:list-item>
      </text:list>
      <text:h text:style-name="Heading_20_3" text:outline-level="3"><text:bookmark-start text:name="__RefHeading__737_1045783943"/>(III) Jahresbericht<text:bookmark-end text:name="__RefHeading__737_1045783943"/></text:h>
      <text:list xml:id="list7891618880687975070" text:style-name="L13">
        <text:list-item>
          <text:p text:style-name="P60"><text:span text:style-name="T31">Ist n</text:span>ach Ablauf des Geschäftsjahres zu erstellen. <text:span text:style-name="T31">Der jeweils aktuelle Jahresbericht m</text:span>uss bei Einberufung der ordentlichen Mitgliederversammlung vorliegen.</text:p>
        </text:list-item>
        <text:list-item>
          <text:p text:style-name="P61"><text:span text:style-name="T50">Der Jahresbericht e</text:span>nthält eine Übersicht zu den Vereinsaktivitäten der Berichtsperiode sowie eine Übersicht <text:span text:style-name="T49">zur</text:span> finanziellen Situation zum Abschluß des Geschäftsjahres.</text:p>
        </text:list-item>
        <text:list-item>
          <text:p text:style-name="P60"><text:span text:style-name="T50">Er</text:span> <text:span text:style-name="T50">muss </text:span>frei zugänglich veröffentlicht werden.</text:p>
        </text:list-item>
        <text:list-item>
          <text:p text:style-name="P62">Weitere Regelungen können in der Geschäftsordnung beschlossen werden.</text:p>
        </text:list-item>
      </text:list>
      <text:h text:style-name="P88" text:outline-level="2"><text:bookmark-start text:name="__RefHeading__956_1295827656"/>§ <text:span text:style-name="T40">9 <text:s/>Mitgliederentscheid</text:span><text:bookmark-end text:name="__RefHeading__956_1295827656"/></text:h>
      <text:list xml:id="list7943467487881514702" text:style-name="L14">
        <text:list-item>
          <text:p text:style-name="P63"><text:span text:style-name="T43">Der Mitgliederentscheid</text:span> <text:span text:style-name="T39">ist</text:span> ein demokratisches Instrument des Vereins, welches eine Beschlussfassung durch die Vereinsmitglieder<text:span text:style-name="T37"> ohne die Einberufung einer Mitgliederversammlung ermöglicht. </text:span></text:p>
        </text:list-item>
        <text:list-item>
          <text:p text:style-name="P53">Er muss allen Mitgliedern in gleicher Weise offenstehen. Insbesondere bedeutet dies:</text:p>
          <text:list>
            <text:list-item>
              <text:p text:style-name="P64"><text:soft-page-break/>Jedes Mitglied kann einen Mitgliederentscheid beantragen bzw. einleiten.</text:p>
            </text:list-item>
            <text:list-item>
              <text:p text:style-name="P64">Jedes Mitglied muss die Möglichkeit haben im Rahmen der laufenden Diskussionen eines Mitgliederentscheids gehört zu werden.</text:p>
            </text:list-item>
            <text:list-item>
              <text:p text:style-name="P64">Jedes stimmberechtigte Mitglied kann an der Abstimmung eines Mitgliederentscheids Teil nehmen. </text:p>
            </text:list-item>
          </text:list>
        </text:list-item>
        <text:list-item>
          <text:p text:style-name="P65"><text:span text:style-name="T46">Die Einleitung eines Mitgliederentscheids erfolgt durch Bekanntmachung des Abstimmungsgegenstands an alle Mitglieder durch den/die AntragstellerIn. Die Bekanntmachung kann schriftlich, per Email oder online erfolgen. Die Abstimmung darf nicht früher als mindestens zwei Wochen nach Bekanntmachung erfolgen. </text:span><office:annotation office:name="__Fieldmark__947_1045783943"><dc:creator>benni </dc:creator><dc:date>2014-12-23T12:34:36</dc:date><text:p>Wenn das Verfahren mit einem online Tool wie Loomio umgesetzt wird, ist das ohne weiteres Zutun gegeben. Aber für den Fall das es über Emailkommunikation läuft, wäre es wichtig, dass jemand diese koordinierende Aufgabe übernimmt, damit Beschlüsse nicht so leicht anzuzweifeln sind.</text:p></office:annotation><text:span text:style-name="T46">Der/Die AnstragstellerIn hat dafür Sorge zu tragen, dass vor Beginn der Abstimmung alle wesentlichen Diskussionsbeiträge und Meinungen der Mitglieder von allen gehört wurden.</text:span><office:annotation-end office:name="__Fieldmark__947_1045783943"/></text:p>
        </text:list-item>
        <text:list-item>
          <text:p text:style-name="P67">Stimmberechtigung und Beschlussfassung entsprechen den Regelungen aus <text:bookmark-ref text:reference-format="text" text:ref-name="__RefHeading__958_1295827656">§ 7 Mitgliederversammlung</text:bookmark-ref> <text:bookmark-ref text:reference-format="text" text:ref-name="__RefHeading__960_1295827656">(III) Beschlussfassung und Stimmberechtigung</text:bookmark-ref>. Beschlüsse zur Satzung können nicht durch <text:span text:style-name="T43">Mitgliederentscheide</text:span> gefasst werden.</text:p>
        </text:list-item>
        <text:list-item>
          <text:p text:style-name="P67">Beschlüsse <text:span text:style-name="T43">eines Mitgliederentscheids</text:span> sind für den Vorstand verbindlich, <text:span text:style-name="T38">soweit er hierdurch nicht gegen gesetzliche, vertragliche oder satzungsmäßige Pflichten verstößt und mindestens ein Drittel aller Mitglieder an der Abstimmung Teil genommen haben.</text:span></text:p>
        </text:list-item>
        <text:list-item>
          <text:p text:style-name="P66"><text:span text:style-name="T47">Die Abstimmung eines Mitgliederentscheids</text:span> kann schriftlich, per Email oder online <text:span text:style-name="T43">durchgeführt werden</text:span>. Die Beschlussfassung durch Online-Stimmabgabe ist nur zulässig, sofern die Identität der Teilnehmer durch geeignete Authentifizierungsmaßnahmen (z. B. Login und Passwort) sichergestellt ist.</text:p>
        </text:list-item>
        <text:list-item>
          <text:p text:style-name="P68">Weitere Regelungen zur Durchführung von Mitgliederentscheiden können in der Geschäftsordnung beschloßen werden.</text:p>
        </text:list-item>
      </text:list>
      <text:h text:style-name="Heading_20_2" text:outline-level="2"><text:bookmark-start text:name="__RefHeading__739_1045783943"/><text:span text:style-name="T21">§</text:span> <text:span text:style-name="T61">10 Vereinsvermögen</text:span><text:bookmark-end text:name="__RefHeading__739_1045783943"/></text:h>
      <text:list xml:id="list7203049303494654933" text:style-name="L15">
        <text:list-item>
          <text:p text:style-name="P69">Die Mittel zur Erfüllung seiner Aufgaben erhält der Verein in erster Linie durch Mitgliederentgelte, Spenden und sonstigen Zuwendungen.</text:p>
        </text:list-item>
        <text:list-item>
          <text:p text:style-name="P70">An die dem Verein zur Verfügung gestellten Mittel dürfen keine Bedingungen geknüpft sein, die den Verein in der freien Ausübung seiner Aktivitäten behindern. <text:span text:style-name="T68">Dies betrifft insbesondere etwaige Mitbestimmungsrechte oder Vorgaben zur (Nicht-)Nutzung bzw. Bevorzugung bestimmer Technologien, Produkte, Dienstleistungen und/oder Hersteller. Erlaubt sind alle Einschränkungen über Mittelverwendungen die sich ebenfalls aus den Paragraphen dieser Satzung ergeben. Zusätzliche </text:span>Berichtspflichten sind <text:span text:style-name="T68">ebenfalls zulässig</text:span>, sofern der <text:span text:style-name="T53">zu betreibende Aufwand in angemessenem Verhältnis zum Wert der Mittel steht. </text:span></text:p>
        </text:list-item>
        <text:list-item>
          <text:p text:style-name="P69">Beiträge, Eintrittsgelder und Umlagen werden von der Mitgliederversammlung in einer Beitragsordnung festgelegt.</text:p>
        </text:list-item>
        <text:list-item>
          <text:p text:style-name="P71"><text:span text:style-name="T67">Dokumentations der</text:span> Finanzflüsse <text:span text:style-name="T67">erfolgt gemäß</text:span> <text:bookmark-ref text:reference-format="text" text:ref-name="__RefHeading__693_964657701">§ 11 Transparenz</text:bookmark-ref> <text:bookmark-ref text:reference-format="text" text:ref-name="__RefHeading__923_778181131">(II) Dokumentation</text:bookmark-ref></text:p>
        </text:list-item>
        <text:list-item>
          <text:p text:style-name="P72"><text:soft-page-break/>Ein <text:span text:style-name="T48">zweimonatiger</text:span> Finanzbericht wird regelmäßig innerhalb von <text:span text:style-name="T30">zwei Wochen nach Ablauf der Berichtsperiode frei zugänglich veröffentlicht. </text:span><text:span text:style-name="T78">Der Finanzbericht enthält eine einfache Einnahmen-Ausgabenrechnung, sowie eine Kurzübersicht über das aktuelle Vereinsvermögen. </text:span><text:span text:style-name="T79">(die finanzielle Situation muss klar und einfach dargestellt werden).</text:span></text:p>
        </text:list-item>
      </text:list>
      <text:h text:style-name="Heading_20_2" text:outline-level="2"><text:bookmark-start text:name="__RefHeading__693_964657701"/>§ <text:span text:style-name="T62">11 </text:span>Transparenz<text:bookmark-end text:name="__RefHeading__693_964657701"/></text:h>
      <text:h text:style-name="Heading_20_3" text:outline-level="3"><text:bookmark-start text:name="__RefHeading__921_778181131"/>(I) Öffentlichkeit<text:bookmark-end text:name="__RefHeading__921_778181131"/></text:h>
      <text:list xml:id="list6312085904901176981" text:style-name="L16">
        <text:list-item>
          <text:p text:style-name="P74">Alle Versammlungen, <text:span text:style-name="T55">Beschlussfassungen und Wahlen</text:span> <text:span text:style-name="T49">des Vereins </text:span>sind <text:span text:style-name="T80">stets </text:span>öffentlich.</text:p>
        </text:list-item>
        <text:list-item>
          <text:p text:style-name="P75">Alle Wahlen sind <text:span text:style-name="T80">stets </text:span>offen <text:span text:style-name="T80">durchzuführen</text:span>.</text:p>
        </text:list-item>
      </text:list>
      <text:h text:style-name="Heading_20_3" text:outline-level="3"><text:bookmark-start text:name="__RefHeading__923_778181131"/>(II) Dokumentation<text:bookmark-end text:name="__RefHeading__923_778181131"/></text:h>
      <text:list xml:id="list137128075" text:continue-list="list6312085904901176981" text:style-name="L16">
        <text:list-item text:start-value="1">
          <text:p text:style-name="P77">Die Nachvollziehbarkeit aller Beschlüsse und Vereinsaktivitäten sollte stets gewährleistet sein.</text:p>
        </text:list-item>
        <text:list-item>
          <text:p text:style-name="P73">Alle wesentlichen Dokumente, die im Rahmen der Vereinstätigkeit erstellt werden, müssen der Öffentlichkeit unter Wahrung der geltenenden Datenschutzrichtlinien innerhalb von vier Wochen nach Zeitpunkt der Erstellung frei zugänglich gemacht werden. Dies betrifft vor allem den Jahresbericht <text:span text:style-name="T49">sowie</text:span> Sitzungsprotokolle und <text:span text:style-name="T52">Ergebnisse von Mitgliederentscheiden</text:span>. </text:p>
        </text:list-item>
        <text:list-item>
          <text:p text:style-name="P78"><text:bookmark-start text:name="__RefHeading__695_964657701"/>Anfragen durch Mitglieder und anderen Personen nach Informationen <text:span text:style-name="T52">zu Vereinsaktivitäten bzw. der finanziellen oder personellen Vereinssituation </text:span><text:span text:style-name="T81">ist </text:span>- unter Wahrung der Datenschutzrichtlinien – im Allgemeinen nachzukommen. Der Aufwand zur Beschaffung der jeweiligen Information muss in angemessenem Verhältnis zur Dringlichkeit der Anfrage stehen.<text:bookmark-end text:name="__RefHeading__695_964657701"/></text:p>
        </text:list-item>
      </text:list>
      <text:h text:style-name="Heading_20_3" text:outline-level="3"><text:bookmark-start text:name="__RefHeading__925_778181131"/>(III) Interessenskonflikte<text:bookmark-end text:name="__RefHeading__925_778181131"/></text:h>
      <text:list xml:id="list4295010414179113040" text:style-name="L17">
        <text:list-item>
          <text:p text:style-name="P76">Zur Bewertung <text:s/>und Vermeidung etwaiger Interessenskonflikte verpflichten sich alle Personen, die im Rahmen der Vereinstätigkeit hervorgehobene Ämter (auch übergangsweise) bekleiden, gemäß den Regelungen der Geschäftsordnung, Informationen zu ihren geschäftlichen Beziehungen mit anderen Wirtschaftssubjekten offenlegen.</text:p>
        </text:list-item>
        <text:list-item>
          <text:p text:style-name="P76">Welche Personenkreise konkret von diesen Regelungen betroffen sind, regelt die Geschäftsordnung. Der Umgang mit angenommenen Interessenskonflikten ist ebenfalls in der Geschäftsordnung geregelt.</text:p>
        </text:list-item>
      </text:list>
      <text:h text:style-name="Heading_20_2" text:outline-level="2"><text:bookmark-start text:name="__RefHeading__741_1045783943"/>§ <text:span text:style-name="T62">12</text:span> Auflösung<text:bookmark-end text:name="__RefHeading__741_1045783943"/></text:h>
      <text:list xml:id="list8871068984480401981" text:style-name="L18">
        <text:list-item>
          <text:p text:style-name="P46">Bei Auflösung oder Aufhebung des Vereins oder bei Wegfall seiner bisherigen gemeinnützigen Zwecke fällt das Vermögen des Vereins an eine Körperschaft des öffentlichen Rechts oder an eine als ste<text:span text:style-name="T70">ue</text:span>rbegünstigt besonders anerkannte Körperschaft <text:soft-page-break/>zwecks Verwendung für die Förderung der Zwecke im Sinne der Satzung. Den Empfänger bestimmt die Mitgliederversammlung zugleich mit dem Beschluss zur Auflösung des Vereins.</text:p>
        </text:list-item>
        <text:list-item>
          <text:p text:style-name="P46">Als Liquidatoren werden die im Amt befindlichen vertretungsberechtigten Vorstandsmitglieder bestimmt, soweit die Mitgliederversammlung nichts anderes abschließend beschließt.</text:p>
        </text:list-item>
      </text:list>
      <text:p text:style-name="P3"/>
      <text:h text:style-name="Heading_20_2" text:outline-level="2"><text:bookmark-start text:name="__RefHeading__927_778181131"/><text:bookmark text:name="p10"/><text:span text:style-name="Strong_20_Emphasis">§ 10 Gründungsklausel</text:span><text:bookmark-end text:name="__RefHeading__927_778181131"/></text:h>
      <text:p text:style-name="Text_20_body">Falls für die Eintragung in das Vereinsregister oder für die Anerkennung der Gemeinnützigkeit durch die entsprechenden Behörden Änderungen oder Anpassungen der Satzung nötig werden, kann der Vorstand diese auch ohne Beschluss der Mitgliederversammlung vornehmen. Der Vorstand wird zur Vornahme dieser Handlungen insoweit bereits jetzt ausdrücklich ermächtigt.</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face style:name="Liberation Serif1" svg:font-family="'Liberation Serif'" style:font-family-generic="roman"/>
    <style:font-face style:name="Cantarell" svg:font-family="Cantarell" style:font-family-generic="swiss"/>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Cantarell1" svg:font-family="Cantarel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center"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text-align="center" style:justify-single-word="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start"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799in" fo:margin-right="0in" fo:text-indent="0in"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paragraph-properties fo:margin-left="0.1in" fo:margin-right="0in" fo:text-indent="0in" style:auto-text-indent="false"/>
    </style:style>
    <style:style style:name="Header" style:family="paragraph" style:parent-style-name="Standard" style:class="extra"/>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rsid="007df394" officeooo:paragraph-rsid="007df394"/>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eite <text:page-number text:select-page="current">12</text:page-number> /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ni </meta:initial-creator>
    <meta:creation-date>2014-12-16T16:04:32.372475083</meta:creation-date>
    <dc:date>2015-01-18T15:59:30</dc:date>
    <dc:creator>bennidi </dc:creator>
    <meta:editing-duration>PT20H59M54S</meta:editing-duration>
    <meta:editing-cycles>83</meta:editing-cycles>
    <meta:generator>LibreOffice/4.0.2.2$Linux_x86 LibreOffice_project/400m0$Build-2</meta:generator>
    <meta:document-statistic meta:table-count="0" meta:image-count="0" meta:object-count="0" meta:page-count="12" meta:paragraph-count="174" meta:word-count="2688" meta:character-count="20819" meta:non-whitespace-character-count="18369"/>
  </office:meta>
</office:document-meta>
</file>